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775" officeooo:paragraph-rsid="0011d775"/>
    </style:style>
    <style:style style:name="P2" style:family="paragraph" style:parent-style-name="Standard">
      <style:text-properties officeooo:rsid="0014b5f7" officeooo:paragraph-rsid="0014b5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’envisage devenirs un développeur web de renom incontournable au Bénin et reconnu internationalement.</text:p>
      <text:p text:style-name="P1"/>
      <text:p text:style-name="P1">.menu-ind:hover{</text:p>
      <text:p text:style-name="P1"><text:tab/>border-top: 5px solid #3498db;</text:p>
      <text:p text:style-name="P1"><text:tab/>background-color: rgba(52, 152, 219, 0.15);</text:p>
      <text:p text:style-name="P1">}</text:p>
      <text:p text:style-name="P1">.menu-exp:hover{</text:p>
      <text:p text:style-name="P1"><text:tab/>border-top: 5px solid #2ecc71;</text:p>
      <text:p text:style-name="P1"><text:tab/>background-color: rgba(46, 206, 113, 0.15);</text:p>
      <text:p text:style-name="P1">}</text:p>
      <text:p text:style-name="P1">.menu-hob:hover{</text:p>
      <text:p text:style-name="P1"><text:tab/>border-top: 5px solid #e74c3c;</text:p>
      <text:p text:style-name="P1"><text:tab/>background-color: rgba(231, 76, 60, 0.15);</text:p>
      <text:p text:style-name="P1">}</text:p>
      <text:p text:style-name="P1">.menu-con:hover{</text:p>
      <text:p text:style-name="P1"><text:tab/>border-top: 5px solid #f39c12;</text:p>
      <text:p text:style-name="P1"><text:tab/>background-color: rgba(243, 156, 18, 0.15);</text:p>
      <text:p text:style-name="P1">}</text:p>
      <text:p text:style-name="P1">nav li:hover a{</text:p>
      <text:p text:style-name="P1"><text:tab/>padding: 15px 30px 20px 30px;</text:p>
      <text:p text:style-name="P1">}</text:p>
      <text:p text:style-name="P1"/>
      <text:p text:style-name="P1"/>
      <text:p text:style-name="P2">flirté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12:20:16.138939637</meta:creation-date>
    <dc:date>2023-08-31T05:58:21.341271761</dc:date>
    <meta:editing-duration>PT8H15M44S</meta:editing-duration>
    <meta:editing-cycles>1</meta:editing-cycles>
    <meta:document-statistic meta:table-count="0" meta:image-count="0" meta:object-count="0" meta:page-count="1" meta:paragraph-count="21" meta:word-count="67" meta:character-count="522" meta:non-whitespace-character-count="466"/>
    <meta:generator>LibreOffice/7.3.7.2$Linux_X86_64 LibreOffice_project/30$Build-2</meta:generator>
  </office:meta>
</office:document-meta>
</file>